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ableConnection.really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Connection.PoolableConnection( Connection conn , ObjectPool 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ableConnection.clos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oolableConnection.PoolableConnection( Connection conn , ObjectPool pool , Abandoned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